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6dc6f" officeooo:paragraph-rsid="0016dc6f" style:font-size-asian="26pt" style:font-size-complex="26pt"/>
    </style:style>
    <style:style style:name="P2" style:family="paragraph" style:parent-style-name="Standard">
      <style:paragraph-properties fo:text-align="start" style:justify-single-word="false"/>
      <style:text-properties fo:font-size="14pt" officeooo:rsid="0016dc6f" officeooo:paragraph-rsid="0016dc6f" style:font-size-asian="12.25pt" style:font-size-complex="14pt"/>
    </style:style>
    <style:style style:name="P3" style:family="paragraph" style:parent-style-name="Standard">
      <style:paragraph-properties fo:text-align="start" style:justify-single-word="false"/>
      <style:text-properties fo:font-size="14pt" officeooo:rsid="0017dd58" officeooo:paragraph-rsid="0017dd58" style:font-size-asian="12.25pt" style:font-size-complex="14pt"/>
    </style:style>
    <style:style style:name="P4" style:family="paragraph" style:parent-style-name="Standard">
      <style:paragraph-properties fo:text-align="start" style:justify-single-word="false"/>
      <style:text-properties fo:font-size="14pt" officeooo:rsid="0017dd58" officeooo:paragraph-rsid="0018bd6e" style:font-size-asian="12.25pt" style:font-size-complex="14pt"/>
    </style:style>
    <style:style style:name="P5" style:family="paragraph" style:parent-style-name="Standard">
      <style:paragraph-properties fo:text-align="start" style:justify-single-word="false"/>
      <style:text-properties fo:font-size="14pt" officeooo:rsid="0018bd6e" officeooo:paragraph-rsid="0019256b" style:font-size-asian="12.25pt" style:font-size-complex="14pt"/>
    </style:style>
    <style:style style:name="P6" style:family="paragraph" style:parent-style-name="Standard">
      <style:paragraph-properties fo:text-align="start" style:justify-single-word="false"/>
      <style:text-properties fo:font-size="14pt" officeooo:rsid="0019a7aa" officeooo:paragraph-rsid="0019a7aa" style:font-size-asian="12.25pt" style:font-size-complex="14pt"/>
    </style:style>
    <style:style style:name="P7" style:family="paragraph" style:parent-style-name="Standard">
      <style:paragraph-properties fo:text-align="start" style:justify-single-word="false"/>
      <style:text-properties fo:font-size="14pt" officeooo:rsid="001a8b20" officeooo:paragraph-rsid="001a8b20" style:font-size-asian="12.25pt" style:font-size-complex="14pt"/>
    </style:style>
    <style:style style:name="P8" style:family="paragraph" style:parent-style-name="Standard">
      <style:paragraph-properties fo:text-align="start" style:justify-single-word="false"/>
      <style:text-properties fo:font-size="14pt" officeooo:rsid="001b49bd" officeooo:paragraph-rsid="001b49bd" style:font-size-asian="12.25pt" style:font-size-complex="14pt"/>
    </style:style>
    <style:style style:name="P9" style:family="paragraph" style:parent-style-name="Standard">
      <style:paragraph-properties fo:text-align="start" style:justify-single-word="false"/>
      <style:text-properties fo:font-size="14pt" officeooo:rsid="001b49bd" officeooo:paragraph-rsid="001a8b20" style:font-size-asian="12.25pt" style:font-size-complex="14pt"/>
    </style:style>
    <style:style style:name="P10" style:family="paragraph" style:parent-style-name="Standard">
      <style:paragraph-properties fo:text-align="start" style:justify-single-word="false"/>
      <style:text-properties fo:font-size="14pt" officeooo:paragraph-rsid="001b49bd"/>
    </style:style>
    <style:style style:name="P11" style:family="paragraph" style:parent-style-name="Standard">
      <style:paragraph-properties fo:text-align="start" style:justify-single-word="false"/>
      <style:text-properties fo:font-size="14pt" officeooo:rsid="001b49bd" officeooo:paragraph-rsid="001b49bd"/>
    </style:style>
    <style:style style:name="P12" style:family="paragraph" style:parent-style-name="Standard">
      <style:paragraph-properties fo:text-align="start" style:justify-single-word="false"/>
      <style:text-properties fo:font-size="14pt" fo:font-weight="bold" officeooo:rsid="001a8b20" officeooo:paragraph-rsid="001a8b20"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b49bd" officeooo:paragraph-rsid="001b49bd"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9a7aa" officeooo:paragraph-rsid="0019a7a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9256b" officeooo:paragraph-rsid="0019256b"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7dd58" officeooo:paragraph-rsid="0017dd58"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7dd58" officeooo:paragraph-rsid="0018bd6e"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16dc6f" officeooo:paragraph-rsid="0016dc6f"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c1e2c" officeooo:paragraph-rsid="001c1e2c" style:font-weight-asian="bold" style:font-weight-complex="bold"/>
    </style:style>
    <style:style style:name="P20" style:family="paragraph" style:parent-style-name="Standard">
      <style:paragraph-properties fo:text-align="start" style:justify-single-word="false"/>
      <style:text-properties fo:font-size="14pt" officeooo:rsid="001c1e2c" officeooo:paragraph-rsid="001c1e2c"/>
    </style:style>
    <style:style style:name="P21" style:family="paragraph" style:parent-style-name="Standard">
      <style:paragraph-properties fo:text-align="start" style:justify-single-word="false"/>
      <style:text-properties fo:font-size="14pt" officeooo:rsid="001ccb4c" officeooo:paragraph-rsid="001ccb4c"/>
    </style:style>
    <style:style style:name="P22" style:family="paragraph" style:parent-style-name="Standard">
      <style:paragraph-properties fo:text-align="start" style:justify-single-word="false"/>
      <style:text-properties fo:font-size="14pt" officeooo:rsid="001e0c2b" officeooo:paragraph-rsid="001ccb4c"/>
    </style:style>
    <style:style style:name="P23" style:family="paragraph" style:parent-style-name="Standard">
      <style:paragraph-properties fo:text-align="start" style:justify-single-word="false"/>
      <style:text-properties fo:font-size="14pt" officeooo:rsid="001e0c2b" officeooo:paragraph-rsid="001e0c2b"/>
    </style:style>
    <style:style style:name="T1" style:family="text">
      <style:text-properties officeooo:rsid="0017dd58"/>
    </style:style>
    <style:style style:name="T2" style:family="text">
      <style:text-properties fo:font-weight="bold" style:font-weight-asian="bold" style:font-weight-complex="bold"/>
    </style:style>
    <style:style style:name="T3" style:family="text">
      <style:text-properties officeooo:rsid="0019256b"/>
    </style:style>
    <style:style style:name="T4" style:family="text">
      <style:text-properties officeooo:rsid="0019a7aa"/>
    </style:style>
    <style:style style:name="T5" style:family="text">
      <style:text-properties officeooo:rsid="001ac814"/>
    </style:style>
    <style:style style:name="T6" style:family="text">
      <style:text-properties fo:font-variant="normal" fo:text-transform="none" style:font-name="Roboto" fo:font-size="12.75pt" fo:letter-spacing="normal" fo:font-style="normal"/>
    </style:style>
    <style:style style:name="T7" style:family="text">
      <style:text-properties fo:font-variant="normal" fo:text-transform="none" style:font-name="Roboto" fo:font-size="12.75pt" fo:letter-spacing="normal" fo:font-style="normal" fo:font-weight="normal"/>
    </style:style>
    <style:style style:name="T8" style:family="text">
      <style:text-properties fo:font-variant="normal" fo:text-transform="none" style:font-name="Roboto" fo:font-size="12.75pt" fo:letter-spacing="normal" fo:font-style="normal" fo:font-weight="normal" officeooo:rsid="001c1e2c"/>
    </style:style>
    <style:style style:name="T9" style:family="text">
      <style:text-properties fo:font-variant="normal" fo:text-transform="none" style:font-name="Roboto" fo:font-size="12.75pt" fo:letter-spacing="normal" fo:font-style="normal" fo:font-weight="bold" style:font-weight-asian="bold" style:font-weight-complex="bold"/>
    </style:style>
    <style:style style:name="T10" style:family="text">
      <style:text-properties officeooo:rsid="001b49bd" style:font-size-asian="12.25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en Entreprise</text:p>
      <text:p text:style-name="P1"/>
      <text:p text:style-name="P18">Présentation:</text:p>
      <text:p text:style-name="P2"/>
      <text:p text:style-name="P2">Bonjours je m’appelle Myhed Ben-Rhouma j’ai 23 ans, <text:span text:style-name="T1">j’habite Asnières-sur-seine,</text:span> je suis un élève de BTS SIO option SLAM</text:p>
      <text:p text:style-name="P2"/>
      <text:p text:style-name="P18">D’ou je viens:</text:p>
      <text:p text:style-name="P2"/>
      <text:p text:style-name="P2">Avant d’intégrer le BTS SIO j’ai fais une formation sur le développement <text:span text:style-name="T1">web </text:span>avec une oragnisation nommé LepoleS qui s’occupe des formations pour les jeunes de quartier populaire.</text:p>
      <text:p text:style-name="P2"/>
      <text:p text:style-name="P18">Après formation: </text:p>
      <text:p text:style-name="P2"/>
      <text:p text:style-name="P2">Suite à cette formation j’ai pu obtenir le diplôme <text:span text:style-name="T2">d’intégrateur web/developpeur web</text:span> me permettant d’avoir une première expérience professionnel en informatique <text:span text:style-name="T1">chez l’entreprise laposte d’Asnières ce qui m’a donc permis de pouvoir mettre en application ce que j’avais appris au cours de mes 6 mois de formation avec les technologies suivantes.</text:span></text:p>
      <text:p text:style-name="P2"/>
      <text:p text:style-name="P2">- <text:span text:style-name="T1">PHP</text:span></text:p>
      <text:p text:style-name="P2">- <text:span text:style-name="T1">MYSQL</text:span></text:p>
      <text:p text:style-name="P2">- <text:span text:style-name="T1">HTML</text:span></text:p>
      <text:p text:style-name="P2">- <text:span text:style-name="T1">CSS</text:span></text:p>
      <text:p text:style-name="P2"/>
      <text:p text:style-name="P16">Context des tâches :</text:p>
      <text:p text:style-name="P3"/>
      <text:p text:style-name="P3">maintenance et refonte graphique du site web laposte.</text:p>
      <text:p text:style-name="P2"/>
      <text:p text:style-name="P3">Cette expérience n’a duré que deux mois.</text:p>
      <text:p text:style-name="P3"/>
      <text:p text:style-name="P17">Aprés stage:</text:p>
      <text:p text:style-name="P4"/>
      <text:p text:style-name="P15">choix du cursus choisi: </text:p>
      <text:p text:style-name="P4"/>
      <text:p text:style-name="P5">Après cette petite expérience de 2 mois j’ai voulu compléter ma formation avec le cursus du BTS SIO car elle m’offrait un complément théorique et technique <text:span text:style-name="T4">qui à <text:s/>l’inverse de ma formation qui était plus orienter sur le developpement web, tant dis que ce cursus m’offre des connaissances beaucoup plus global du developpement, elle se base plus du côté solution à apporter aux entreprises.</text:span></text:p>
      <text:p text:style-name="P5"/>
      <text:p text:style-name="P5"/>
      <text:p text:style-name="P5"><text:soft-page-break/></text:p>
      <text:p text:style-name="P5"><text:span text:style-name="T3">Puis j’ai intégré le siège du groupe laposte en alternance dans une équipe de developpeur qui s’est proposé pour répondre à un besoin interne et externe après avoir fais une étude de l’existant.</text:span></text:p>
      <text:p text:style-name="P5"/>
      <text:p text:style-name="P14">Context de l’existant:</text:p>
      <text:p text:style-name="P6"/>
      <text:p text:style-name="P6">Dans le groupe laposte il existe plusieurs petit groupe qui propose des services informatiques mais ne savent pas trop comment s’exposer ou alors il est assez difficile de pouvoir les consommer du à un manque de communication interne.</text:p>
      <text:p text:style-name="P6"/>
      <text:p text:style-name="P12">Solution proposé:</text:p>
      <text:p text:style-name="P7"/>
      <text:p text:style-name="P7">Un des groupes laposte propose une solution afin de résoudre certain problème interne mais aussi externe, le principe serait de crée une passerelle entre l<text:span text:style-name="T5">a solution et les</text:span> services informatique<text:span text:style-name="T5">s</text:span> exist<text:span text:style-name="T5">a</text:span>nt et ceux qui voudrais pouvoir les consommé qui leurs permettrait de référencer tout les services internes existant au sein du groupe et de permettre aux <text:span text:style-name="T5">groupes</text:span> d’avoir une solution interne pour exposer certain <text:span text:style-name="T5">services</text:span>. Et cette solution ce nomme <text:span text:style-name="T5">OKAPI.</text:span></text:p>
      <text:p text:style-name="P9"/>
      <text:p text:style-name="P9"/>
      <text:p text:style-name="P13">De quoi est composé ce projet : </text:p>
      <text:p text:style-name="P8"/>
      <text:p text:style-name="P8">Ce projet est composé de plusieurs briques</text:p>
      <text:p text:style-name="P8"/>
      <text:p text:style-name="P8">- ( projet developper web) l’interface graphique</text:p>
      <text:p text:style-name="P8">- ( projet okapi-gateway ) la passerelle qui redirige vers le bon service à consommé</text:p>
      <text:p text:style-name="P10"><text:span text:style-name="T10">- ( projet Admin API ) <text:s/></text:span><text:span text:style-name="T7">sert les besoins des applications des développeurs en exposant.</text:span></text:p>
      <text:p text:style-name="P11"><text:span text:style-name="T7"/></text:p>
      <text:p text:style-name="P11"><text:span text:style-name="T7"/></text:p>
      <text:p text:style-name="P11"><text:span text:style-name="T7">C’est trois projet répondent tous au même besoin.</text:span></text:p>
      <text:p text:style-name="P11"><text:span text:style-name="T7"/></text:p>
      <text:p text:style-name="P11"><text:span text:style-name="T7">Voic</text:span><text:span text:style-name="T8">i une vision global du projet.</text:span></text:p>
      <text:p text:style-name="P11"><text:span text:style-name="T8"/></text:p>
      <text:p text:style-name="P20"><text:span text:style-name="T7">&lt;</text:span><text:span text:style-name="T8">i</text:span><text:span text:style-name="T7">mg&gt;</text:span></text:p>
      <text:p text:style-name="P11"><text:span text:style-name="T7"/></text:p>
      <text:p text:style-name="P11"><text:span text:style-name="T7">Ce projet est drivé par la méthodologie agile (scrum) avec un peu de kanban.</text:span></text:p>
      <text:p text:style-name="P11"><text:span text:style-name="T7"/></text:p>
      <text:p text:style-name="P19"><text:span text:style-name="T6">Et moi dans tous ça dans ce projet ?:</text:span></text:p>
      <text:p text:style-name="P11"><text:span text:style-name="T7"/></text:p>
      <text:p text:style-name="P20"><text:span text:style-name="T7">Ma grande contribution dans ce projet est de faire des tests unitaire sur les composant qui ont été crée, car le projet a été confié à des developpeurs consultant.</text:span></text:p>
      <text:p text:style-name="P11"><text:span text:style-name="T7"/></text:p>
      <text:p text:style-name="P21"><text:soft-page-break/><text:span text:style-name="T9">Suite à celà qu’elles sont mes perspectives par rapport à mon projet pro ?:</text:span><text:span text:style-name="T7"> </text:span></text:p>
      <text:p text:style-name="P22"><text:span text:style-name="T7"/></text:p>
      <text:p text:style-name="P22"><text:span text:style-name="T7"/></text:p>
      <text:p text:style-name="P23"><text:span text:style-name="T7">Au vue de mes 2 ans au sein de la poste j’ai appris énormément de chose sur comment architecturer une solution et celà à finis par me passionné, je pense donc que la suite de mon projet pro serais d’aller en licence qui va dans cette continuité c’est à dire </text:span><text:span text:style-name="T9">architecture logicielle</text:span><text:span text:style-name="T7">.</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1:22:38.468658276</meta:creation-date>
    <dc:date>2020-01-29T16:23:56.250894971</dc:date>
    <meta:editing-duration>PT50M3S</meta:editing-duration>
    <meta:editing-cycles>2</meta:editing-cycles>
    <meta:generator>LibreOffice/6.0.7.3$Linux_X86_64 LibreOffice_project/00m0$Build-3</meta:generator>
    <meta:document-statistic meta:table-count="0" meta:image-count="0" meta:object-count="0" meta:page-count="3" meta:paragraph-count="35" meta:word-count="535" meta:character-count="3209" meta:non-whitespace-character-count="2703"/>
  </office:meta>
</office:document-meta>
</file>